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ApplicationFactory.setApplication( Application 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ApplicationFactory.PageFlowApplicationFactory( ApplicationFactory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FlowApplicationFactory.getApp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